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Status.ResultStatus( boolean valid , Objec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Status.setResult( Objec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ult.ValidatorResult(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tatus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ult.getResult( String validato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Status.setValid( boolean va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ult.getActio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ult.add( String validatorName , boolean resul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ult.containsAction( String valida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tatus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ult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ult.isValid( String validato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Result.add( String validatorName , boolean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ult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